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CC" style:family="table">
      <style:table-properties style:width="6.6979in" fo:margin-left="0in" table:align="left"/>
    </style:style>
    <style:style style:name="ICC.A" style:family="table-column">
      <style:table-column-properties style:column-width="1in"/>
    </style:style>
    <style:style style:name="ICC.B" style:family="table-column">
      <style:table-column-properties style:column-width="2.875in"/>
    </style:style>
    <style:style style:name="ICC.C" style:family="table-column">
      <style:table-column-properties style:column-width="2.8229in"/>
    </style:style>
    <style:style style:name="ICC.A1" style:family="table-cell">
      <style:table-cell-properties fo:padding="0.0382in" fo:border-left="0.05pt solid #000000" fo:border-right="none" fo:border-top="0.05pt solid #000000" fo:border-bottom="0.05pt solid #000000"/>
    </style:style>
    <style:style style:name="ICC.C1" style:family="table-cell">
      <style:table-cell-properties fo:padding="0.0382in" fo:border="0.05pt solid #000000"/>
    </style:style>
    <style:style style:name="ICC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ICC.B2" style:family="table-cell">
      <style:table-cell-properties fo:padding="0.0382in" fo:border-left="0.05pt solid #000000" fo:border-right="none" fo:border-top="none" fo:border-bottom="0.05pt solid #000000"/>
    </style:style>
    <style:style style:name="ICC.C2" style:family="table-cell">
      <style:table-cell-properties fo:padding="0.0382in" fo:border-left="0.05pt solid #000000" fo:border-right="0.05pt solid #000000" fo:border-top="none" fo:border-bottom="0.05pt solid #000000"/>
    </style:style>
    <style:style style:name="ICC.B3" style:family="table-cell">
      <style:table-cell-properties fo:padding="0.0382in" fo:border-left="0.05pt solid #000000" fo:border-right="none" fo:border-top="none" fo:border-bottom="0.05pt solid #000000"/>
    </style:style>
    <style:style style:name="ICC.C3" style:family="table-cell">
      <style:table-cell-properties fo:padding="0.0382in" fo:border-left="0.05pt solid #000000" fo:border-right="0.05pt solid #000000" fo:border-top="none" fo:border-bottom="0.05pt solid #000000"/>
    </style:style>
    <style:style style:name="ICC.B4" style:family="table-cell">
      <style:table-cell-properties fo:padding="0.0382in" fo:border-left="0.05pt solid #000000" fo:border-right="none" fo:border-top="none" fo:border-bottom="0.05pt solid #000000"/>
    </style:style>
    <style:style style:name="ICC.C4" style:family="table-cell">
      <style:table-cell-properties fo:padding="0.0382in" fo:border-left="0.05pt solid #000000" fo:border-right="0.05pt solid #000000" fo:border-top="none" fo:border-bottom="0.05pt solid #000000"/>
    </style:style>
    <style:style style:name="ICC.B5" style:family="table-cell">
      <style:table-cell-properties fo:padding="0.0382in" fo:border-left="0.05pt solid #000000" fo:border-right="none" fo:border-top="none" fo:border-bottom="0.05pt solid #000000"/>
    </style:style>
    <style:style style:name="ICC.C5" style:family="table-cell">
      <style:table-cell-properties fo:padding="0.0382in" fo:border-left="0.05pt solid #000000" fo:border-right="0.05pt solid #000000" fo:border-top="none" fo:border-bottom="0.05pt solid #000000"/>
    </style:style>
    <style:style style:name="ICC.B6" style:family="table-cell">
      <style:table-cell-properties fo:padding="0.0382in" fo:border-left="0.05pt solid #000000" fo:border-right="none" fo:border-top="none" fo:border-bottom="0.05pt solid #000000"/>
    </style:style>
    <style:style style:name="ICC.C6" style:family="table-cell">
      <style:table-cell-properties fo:padding="0.0382in" fo:border-left="0.05pt solid #000000" fo:border-right="0.05pt solid #000000" fo:border-top="none" fo:border-bottom="0.05pt solid #000000"/>
    </style:style>
    <style:style style:name="ICC.B7" style:family="table-cell">
      <style:table-cell-properties fo:padding="0.0382in" fo:border-left="0.05pt solid #000000" fo:border-right="none" fo:border-top="none" fo:border-bottom="0.05pt solid #000000"/>
    </style:style>
    <style:style style:name="ICC.C7" style:family="table-cell">
      <style:table-cell-properties fo:padding="0.0382in" fo:border-left="0.05pt solid #000000" fo:border-right="0.05pt solid #000000" fo:border-top="none" fo:border-bottom="0.05pt solid #000000"/>
    </style:style>
    <style:style style:name="ICC.B8" style:family="table-cell">
      <style:table-cell-properties fo:padding="0.0382in" fo:border-left="0.05pt solid #000000" fo:border-right="none" fo:border-top="none" fo:border-bottom="0.05pt solid #000000"/>
    </style:style>
    <style:style style:name="ICC.C8" style:family="table-cell">
      <style:table-cell-properties fo:padding="0.0382in" fo:border-left="0.05pt solid #000000" fo:border-right="0.05pt solid #000000" fo:border-top="none" fo:border-bottom="0.05pt solid #000000"/>
    </style:style>
    <style:style style:name="ICC.B9" style:family="table-cell">
      <style:table-cell-properties fo:padding="0.0382in" fo:border-left="0.05pt solid #000000" fo:border-right="none" fo:border-top="none" fo:border-bottom="0.05pt solid #000000"/>
    </style:style>
    <style:style style:name="ICC.C9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0" style:family="table-cell">
      <style:table-cell-properties fo:padding="0.0382in" fo:border-left="0.05pt solid #000000" fo:border-right="none" fo:border-top="none" fo:border-bottom="0.05pt solid #000000"/>
    </style:style>
    <style:style style:name="ICC.C10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1" style:family="table-cell">
      <style:table-cell-properties fo:padding="0.0382in" fo:border-left="0.05pt solid #000000" fo:border-right="none" fo:border-top="none" fo:border-bottom="0.05pt solid #000000"/>
    </style:style>
    <style:style style:name="ICC.C11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2" style:family="table-cell">
      <style:table-cell-properties fo:padding="0.0382in" fo:border-left="0.05pt solid #000000" fo:border-right="none" fo:border-top="none" fo:border-bottom="0.05pt solid #000000"/>
    </style:style>
    <style:style style:name="ICC.C12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3" style:family="table-cell">
      <style:table-cell-properties fo:padding="0.0382in" fo:border-left="0.05pt solid #000000" fo:border-right="none" fo:border-top="none" fo:border-bottom="0.05pt solid #000000"/>
    </style:style>
    <style:style style:name="ICC.C13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4" style:family="table-cell">
      <style:table-cell-properties fo:padding="0.0382in" fo:border-left="0.05pt solid #000000" fo:border-right="none" fo:border-top="none" fo:border-bottom="0.05pt solid #000000"/>
    </style:style>
    <style:style style:name="ICC.C14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5" style:family="table-cell">
      <style:table-cell-properties fo:padding="0.0382in" fo:border-left="0.05pt solid #000000" fo:border-right="none" fo:border-top="none" fo:border-bottom="0.05pt solid #000000"/>
    </style:style>
    <style:style style:name="ICC.C15" style:family="table-cell">
      <style:table-cell-properties fo:padding="0.0382in" fo:border-left="0.05pt solid #000000" fo:border-right="0.05pt solid #000000" fo:border-top="none" fo:border-bottom="0.05pt solid #000000"/>
    </style:style>
    <style:style style:name="ICC.B16" style:family="table-cell">
      <style:table-cell-properties fo:padding="0.0382in" fo:border-left="0.05pt solid #000000" fo:border-right="none" fo:border-top="none" fo:border-bottom="0.05pt solid #000000"/>
    </style:style>
    <style:style style:name="ICC.C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style:font-name="Liberation Sans" officeooo:rsid="000dea2a" officeooo:paragraph-rsid="000dea2a"/>
    </style:style>
    <style:style style:name="P2" style:family="paragraph" style:parent-style-name="Table_20_Contents">
      <style:paragraph-properties fo:text-align="start" style:justify-single-word="false"/>
      <style:text-properties style:font-name="Liberation Mono" officeooo:rsid="000dea2a" officeooo:paragraph-rsid="000dea2a"/>
    </style:style>
    <style:style style:name="P3" style:family="paragraph" style:parent-style-name="Table_20_Contents">
      <style:paragraph-properties fo:text-align="start" style:justify-single-word="false"/>
      <style:text-properties style:font-name="Liberation Mono" officeooo:rsid="000fc3cd" officeooo:paragraph-rsid="000fc3cd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officeooo:rsid="000ff4e4" officeooo:paragraph-rsid="000ff4e4"/>
    </style:style>
    <style:style style:name="P5" style:family="paragraph" style:parent-style-name="Table_20_Contents">
      <style:text-properties style:font-name="Liberation Mono" officeooo:rsid="001007e4" officeooo:paragraph-rsid="001007e4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officeooo:rsid="00119c26" officeooo:paragraph-rsid="00119c26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officeooo:rsid="000dea2a" officeooo:paragraph-rsid="000dea2a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officeooo:rsid="0012a842" officeooo:paragraph-rsid="0012a842"/>
    </style:style>
    <style:style style:name="P9" style:family="paragraph" style:parent-style-name="Table_20_Contents">
      <style:text-properties style:font-name="Liberation Mono" officeooo:rsid="0012a842" officeooo:paragraph-rsid="0012a842"/>
    </style:style>
    <style:style style:name="P10" style:family="paragraph" style:parent-style-name="Table_20_Contents">
      <style:text-properties style:font-name="Liberation Mono" officeooo:rsid="00146635" officeooo:paragraph-rsid="001466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CC" table:style-name="ICC">
        <table:table-column table:style-name="ICC.A"/>
        <table:table-column table:style-name="ICC.B"/>
        <table:table-column table:style-name="ICC.C"/>
        <table:table-header-rows>
          <table:table-row>
            <table:table-cell table:style-name="ICC.A1" office:value-type="string">
              <text:p text:style-name="P1">Operator</text:p>
            </table:table-cell>
            <table:table-cell table:style-name="ICC.A1" office:value-type="string">
              <text:p text:style-name="P1">Native</text:p>
            </table:table-cell>
            <table:table-cell table:style-name="ICC.C1" office:value-type="string">
              <text:p text:style-name="P1">Class</text:p>
            </table:table-cell>
          </table:table-row>
        </table:table-header-rows>
        <table:table-row>
          <table:table-cell table:style-name="ICC.A2" office:value-type="string">
            <text:p text:style-name="P7">operator=</text:p>
          </table:table-cell>
          <table:table-cell table:style-name="ICC.B2" office:value-type="string">
            <text:p text:style-name="P2">and <text:s/>eax, 63</text:p>
            <text:p text:style-name="P2">mov <text:s/>edx, DWORD PTR [rsp]</text:p>
            <text:p text:style-name="P2">shl <text:s/>eax, 12</text:p>
            <text:p text:style-name="P2">and <text:s/>edx, -258049</text:p>
            <text:p text:style-name="P2">or <text:s text:c="2"/>edx, eax</text:p>
            <text:p text:style-name="P2">mov <text:s/>DWORD PTR [rsp], edx</text:p>
          </table:table-cell>
          <table:table-cell table:style-name="ICC.C2" office:value-type="string">
            <text:p text:style-name="P6">and <text:s/>eax, 63</text:p>
            <text:p text:style-name="P6">mov <text:s/>edx, DWORD PTR [rsp]</text:p>
            <text:p text:style-name="P6">shl <text:s/>eax, 12</text:p>
            <text:p text:style-name="P6">and <text:s/>edx, -258049</text:p>
            <text:p text:style-name="P6">or <text:s text:c="2"/>edx, eax</text:p>
            <text:p text:style-name="P6">mov <text:s/>DWORD PTR [rsp], edx</text:p>
          </table:table-cell>
        </table:table-row>
        <table:table-row>
          <table:table-cell table:style-name="ICC.A2" office:value-type="string">
            <text:p text:style-name="P7">operator+=</text:p>
          </table:table-cell>
          <table:table-cell table:style-name="ICC.B3" office:value-type="string">
            <text:p text:style-name="P2">mov <text:s/>edx, DWORD PTR [rsp]</text:p>
            <text:p text:style-name="P2">mov <text:s/>ecx, edx</text:p>
            <text:p text:style-name="P2">shr <text:s/>edx, 12</text:p>
            <text:p text:style-name="P2">and <text:s/>ecx, -258049</text:p>
            <text:p text:style-name="P2">add <text:s/>edx, eax</text:p>
            <text:p text:style-name="P2">and <text:s/>edx, 63</text:p>
            <text:p text:style-name="P2">shl <text:s/>edx, 12</text:p>
            <text:p text:style-name="P2">or <text:s text:c="2"/>ecx, edx</text:p>
            <text:p text:style-name="P2">mov <text:s/>DWORD PTR [rsp], ecx</text:p>
          </table:table-cell>
          <table:table-cell table:style-name="ICC.C3" office:value-type="string">
            <text:p text:style-name="P6">shl <text:s/>eax, 12</text:p>
            <text:p text:style-name="P6">mov <text:s/>edx, DWORD PTR [rsp]</text:p>
            <text:p text:style-name="P6">mov <text:s/>ecx, edx</text:p>
            <text:p text:style-name="P6">add <text:s/>edx, eax</text:p>
            <text:p text:style-name="P6">and <text:s/>ecx, -258049</text:p>
            <text:p text:style-name="P6">and <text:s/>edx, 258048</text:p>
            <text:p text:style-name="P6">or <text:s text:c="2"/>ecx, edx</text:p>
            <text:p text:style-name="P6">mov <text:s/>DWORD PTR [rsp], ecx</text:p>
          </table:table-cell>
        </table:table-row>
        <table:table-row>
          <table:table-cell table:style-name="ICC.A2" office:value-type="string">
            <text:p text:style-name="P7">operator-=</text:p>
          </table:table-cell>
          <table:table-cell table:style-name="ICC.B4" office:value-type="string">
            <text:p text:style-name="P2">mov <text:s/>edx, DWORD PTR [rsp]</text:p>
            <text:p text:style-name="P2">mov <text:s/>ecx, edx</text:p>
            <text:p text:style-name="P2">shr <text:s/>edx, 12</text:p>
            <text:p text:style-name="P2">and <text:s/>ecx, -258049</text:p>
            <text:p text:style-name="P2">sub <text:s/>edx, eax</text:p>
            <text:p text:style-name="P2">and <text:s/>edx, 63</text:p>
            <text:p text:style-name="P2">shl <text:s/>edx, 12</text:p>
            <text:p text:style-name="P2">or <text:s text:c="2"/>ecx, edx</text:p>
            <text:p text:style-name="P2">mov <text:s/>DWORD PTR [rsp], ecx</text:p>
          </table:table-cell>
          <table:table-cell table:style-name="ICC.C4" office:value-type="string">
            <text:p text:style-name="P6">shl <text:s/>eax, 12</text:p>
            <text:p text:style-name="P6">mov <text:s/>edx, DWORD PTR [rsp]</text:p>
            <text:p text:style-name="P6">mov <text:s/>ecx, edx</text:p>
            <text:p text:style-name="P6">sub <text:s/>edx, eax</text:p>
            <text:p text:style-name="P6">and <text:s/>ecx, -258049</text:p>
            <text:p text:style-name="P6">and <text:s/>edx, 258048</text:p>
            <text:p text:style-name="P6">or <text:s text:c="2"/>ecx, edx</text:p>
            <text:p text:style-name="P6">mov <text:s/>DWORD PTR [rsp], ecx</text:p>
          </table:table-cell>
        </table:table-row>
        <table:table-row>
          <table:table-cell table:style-name="ICC.A2" office:value-type="string">
            <text:p text:style-name="P7">operator *=</text:p>
          </table:table-cell>
          <table:table-cell table:style-name="ICC.B5" office:value-type="string">
            <text:p text:style-name="P3">mov <text:s/>edx, DWORD PTR [rsp]</text:p>
            <text:p text:style-name="P3">mov <text:s/>ecx, edx</text:p>
            <text:p text:style-name="P3">shr <text:s/>edx, 12</text:p>
            <text:p text:style-name="P3">and <text:s/>ecx, -258049</text:p>
            <text:p text:style-name="P3">imul edx, eax</text:p>
            <text:p text:style-name="P3">and <text:s/>edx, 63</text:p>
            <text:p text:style-name="P3">shl <text:s/>edx, 12</text:p>
            <text:p text:style-name="P3">or <text:s text:c="2"/>ecx, edx</text:p>
            <text:p text:style-name="P3">mov <text:s/>DWORD PTR [rsp], ecx</text:p>
          </table:table-cell>
          <table:table-cell table:style-name="ICC.C5" office:value-type="string">
            <text:p text:style-name="P6">mov <text:s/>edx, DWORD PTR [rsp]</text:p>
            <text:p text:style-name="P6">mov <text:s/>ecx, edx</text:p>
            <text:p text:style-name="P6">and <text:s/>edx, -4096</text:p>
            <text:p text:style-name="P6">and <text:s/>ecx, -258049</text:p>
            <text:p text:style-name="P6">imul edx, eax</text:p>
            <text:p text:style-name="P6">and <text:s/>edx, 258048</text:p>
            <text:p text:style-name="P6">or <text:s text:c="2"/>ecx, edx</text:p>
            <text:p text:style-name="P6">mov <text:s/>DWORD PTR [rsp], ecx</text:p>
          </table:table-cell>
        </table:table-row>
        <table:table-row>
          <table:table-cell table:style-name="ICC.A2" office:value-type="string">
            <text:p text:style-name="P7">operator/=</text:p>
          </table:table-cell>
          <table:table-cell table:style-name="ICC.B6" office:value-type="string">
            <text:p text:style-name="P3">mov <text:s/>ecx, eax</text:p>
            <text:p text:style-name="P3">mov <text:s/>eax, DWORD PTR [rsp]</text:p>
            <text:p text:style-name="P3">mov <text:s/>esi, eax</text:p>
            <text:p text:style-name="P3">and <text:s/>eax, 258048</text:p>
            <text:p text:style-name="P3">xor <text:s/>edx, edx</text:p>
            <text:p text:style-name="P3">shr <text:s/>eax, 12</text:p>
            <text:p text:style-name="P3">and <text:s/>esi, -258049</text:p>
            <text:p text:style-name="P3">div <text:s/>ecx</text:p>
            <text:p text:style-name="P3">and <text:s/>eax, 63</text:p>
            <text:p text:style-name="P3">shl <text:s/>eax, 12</text:p>
            <text:p text:style-name="P3">or <text:s text:c="2"/>esi, eax</text:p>
            <text:p text:style-name="P3">mov <text:s/>DWORD PTR [rsp], esi</text:p>
          </table:table-cell>
          <table:table-cell table:style-name="ICC.C6" office:value-type="string">
            <text:p text:style-name="P6">mov <text:s/>ecx, eax</text:p>
            <text:p text:style-name="P6">mov <text:s/>eax, DWORD PTR [rsp]</text:p>
            <text:p text:style-name="P6">mov <text:s/>esi, eax</text:p>
            <text:p text:style-name="P6">and <text:s/>eax, 258048</text:p>
            <text:p text:style-name="P6">xor <text:s/>edx, edx</text:p>
            <text:p text:style-name="P6">and <text:s/>esi, -258049</text:p>
            <text:p text:style-name="P6">div <text:s/>ecx</text:p>
            <text:p text:style-name="P6">and <text:s/>eax, 258048</text:p>
            <text:p text:style-name="P6">or <text:s text:c="2"/>esi, eax</text:p>
            <text:p text:style-name="P6">mov <text:s/>DWORD PTR [rsp], esi</text:p>
          </table:table-cell>
        </table:table-row>
        <table:table-row>
          <table:table-cell table:style-name="ICC.A2" office:value-type="string">
            <text:p text:style-name="P7">operator%=</text:p>
          </table:table-cell>
          <table:table-cell table:style-name="ICC.B7" office:value-type="string">
            <text:p text:style-name="P3">mov <text:s/>ecx, eax</text:p>
            <text:p text:style-name="P3">mov <text:s/>eax, DWORD PTR [rsp]</text:p>
            <text:p text:style-name="P3">mov <text:s/>esi, eax</text:p>
            <text:p text:style-name="P3">and <text:s/>eax, 258048</text:p>
            <text:p text:style-name="P3"><text:soft-page-break/>xor <text:s/>edx, edx</text:p>
            <text:p text:style-name="P3">shr <text:s/>eax, 12</text:p>
            <text:p text:style-name="P3">and <text:s/>esi, -258049</text:p>
            <text:p text:style-name="P3">div <text:s/>ecx</text:p>
            <text:p text:style-name="P3">and <text:s/>edx, 63</text:p>
            <text:p text:style-name="P3">shl <text:s/>edx, 12</text:p>
            <text:p text:style-name="P3">or <text:s text:c="2"/>esi, edx</text:p>
            <text:p text:style-name="P3">mov <text:s/>DWORD PTR [rsp], esi</text:p>
          </table:table-cell>
          <table:table-cell table:style-name="ICC.C7" office:value-type="string">
            <text:p text:style-name="P6">mov <text:s/>ecx, eax</text:p>
            <text:p text:style-name="P6">mov <text:s/>eax, DWORD PTR [rsp]</text:p>
            <text:p text:style-name="P6">mov <text:s/>esi, eax</text:p>
            <text:p text:style-name="P6">shr <text:s/>eax, 12</text:p>
            <text:p text:style-name="P6"><text:soft-page-break/>xor <text:s/>edx, edx</text:p>
            <text:p text:style-name="P6">and <text:s/>eax, 63</text:p>
            <text:p text:style-name="P6">and <text:s/>esi, -258049</text:p>
            <text:p text:style-name="P6">div <text:s/>ecx</text:p>
            <text:p text:style-name="P6">shl <text:s/>edx, 12</text:p>
            <text:p text:style-name="P6">or <text:s text:c="2"/>esi, edx</text:p>
            <text:p text:style-name="P6">mov <text:s/>DWORD PTR [rsp], esi</text:p>
          </table:table-cell>
        </table:table-row>
        <table:table-row>
          <table:table-cell table:style-name="ICC.A2" office:value-type="string">
            <text:p text:style-name="P7">operator&amp;=</text:p>
          </table:table-cell>
          <table:table-cell table:style-name="ICC.B8" office:value-type="string">
            <text:p text:style-name="P3">mov <text:s/>edx, DWORD PTR [rsp]</text:p>
            <text:p text:style-name="P3">mov <text:s/>ecx, edx</text:p>
            <text:p text:style-name="P3">shr <text:s/>edx, 12</text:p>
            <text:p text:style-name="P3">and <text:s/>ecx, -258049</text:p>
            <text:p text:style-name="P3">and <text:s/>edx, eax</text:p>
            <text:p text:style-name="P3">and <text:s/>edx, 63</text:p>
            <text:p text:style-name="P3">shl <text:s/>edx, 12</text:p>
            <text:p text:style-name="P3">or <text:s text:c="2"/>ecx, edx</text:p>
            <text:p text:style-name="P3">mov <text:s/>DWORD PTR [rsp], ecx</text:p>
          </table:table-cell>
          <table:table-cell table:style-name="ICC.C8" office:value-type="string">
            <text:p text:style-name="P8">shl <text:s/>eax, 12</text:p>
            <text:p text:style-name="P8">or <text:s text:c="2"/>eax, -258049</text:p>
            <text:p text:style-name="P8">and <text:s/>DWORD PTR [rsp], eax</text:p>
          </table:table-cell>
        </table:table-row>
        <table:table-row>
          <table:table-cell table:style-name="ICC.A2" office:value-type="string">
            <text:p text:style-name="P7">operator|=</text:p>
          </table:table-cell>
          <table:table-cell table:style-name="ICC.B9" office:value-type="string">
            <text:p text:style-name="P4">mov <text:s/>edx, DWORD PTR [rsp]</text:p>
            <text:p text:style-name="P4">mov <text:s/>ecx, edx</text:p>
            <text:p text:style-name="P4">shr <text:s/>edx, 12</text:p>
            <text:p text:style-name="P4">and <text:s/>ecx, -258049</text:p>
            <text:p text:style-name="P4">or <text:s text:c="2"/>edx, eax</text:p>
            <text:p text:style-name="P4">and <text:s/>edx, 63</text:p>
            <text:p text:style-name="P4">shl <text:s/>edx, 12</text:p>
            <text:p text:style-name="P4">or <text:s text:c="2"/>ecx, edx</text:p>
            <text:p text:style-name="P4">mov <text:s/>DWORD PTR [rsp], ecx</text:p>
          </table:table-cell>
          <table:table-cell table:style-name="ICC.C9" office:value-type="string">
            <text:p text:style-name="P8">and <text:s/>eax, 63</text:p>
            <text:p text:style-name="P8">shl <text:s/>eax, 12</text:p>
            <text:p text:style-name="P8">or <text:s text:c="2"/>DWORD PTR [rsp], eax</text:p>
          </table:table-cell>
        </table:table-row>
        <table:table-row>
          <table:table-cell table:style-name="ICC.A2" office:value-type="string">
            <text:p text:style-name="P7">operator^=</text:p>
          </table:table-cell>
          <table:table-cell table:style-name="ICC.B10" office:value-type="string">
            <text:p text:style-name="P4">mov <text:s/>edx, DWORD PTR [rsp]</text:p>
            <text:p text:style-name="P4">mov <text:s/>ecx, edx</text:p>
            <text:p text:style-name="P4">shr <text:s/>edx, 12</text:p>
            <text:p text:style-name="P4">and <text:s/>ecx, -258049</text:p>
            <text:p text:style-name="P4">xor <text:s/>edx, eax</text:p>
            <text:p text:style-name="P4">and <text:s/>edx, 63</text:p>
            <text:p text:style-name="P4">shl <text:s/>edx, 12</text:p>
            <text:p text:style-name="P4">or <text:s text:c="2"/>ecx, edx</text:p>
            <text:p text:style-name="P4">mov <text:s/>DWORD PTR [rsp], ecx</text:p>
          </table:table-cell>
          <table:table-cell table:style-name="ICC.C10" office:value-type="string">
            <text:p text:style-name="P8">and <text:s/>eax, 63</text:p>
            <text:p text:style-name="P8">shl <text:s/>eax, 12</text:p>
            <text:p text:style-name="P8">xor <text:s/>DWORD PTR [rsp], eax</text:p>
          </table:table-cell>
        </table:table-row>
        <table:table-row>
          <table:table-cell table:style-name="ICC.A2" office:value-type="string">
            <text:p text:style-name="P7">operator&lt;&lt;=</text:p>
          </table:table-cell>
          <table:table-cell table:style-name="ICC.B11" office:value-type="string">
            <text:p text:style-name="P4">mov <text:s/>edx, DWORD PTR [rsp]</text:p>
            <text:p text:style-name="P4">mov <text:s/>esi, edx</text:p>
            <text:p text:style-name="P4">and <text:s/>edx, -4096</text:p>
            <text:p text:style-name="P4">mov <text:s/>ecx, eax</text:p>
            <text:p text:style-name="P4">shr <text:s/>edx, 12</text:p>
            <text:p text:style-name="P4">and <text:s/>esi, -258049</text:p>
            <text:p text:style-name="P4">shl <text:s/>edx, cl</text:p>
            <text:p text:style-name="P4">and <text:s/>edx, 63</text:p>
            <text:p text:style-name="P4">shl <text:s/>edx, 12</text:p>
            <text:p text:style-name="P4">or <text:s text:c="2"/>esi, edx</text:p>
            <text:p text:style-name="P4">mov <text:s/>DWORD PTR [rsp], esi</text:p>
          </table:table-cell>
          <table:table-cell table:style-name="ICC.C11" office:value-type="string">
            <text:p text:style-name="P8">mov <text:s/>edx, DWORD PTR [rsp]</text:p>
            <text:p text:style-name="P8">mov <text:s/>esi, edx</text:p>
            <text:p text:style-name="P8">and <text:s/>edx, -4096</text:p>
            <text:p text:style-name="P8">mov <text:s/>ecx, eax</text:p>
            <text:p text:style-name="P8">shl <text:s/>edx, cl</text:p>
            <text:p text:style-name="P8">and <text:s/>esi, -258049</text:p>
            <text:p text:style-name="P8">and <text:s/>edx, 258048</text:p>
            <text:p text:style-name="P8">or <text:s text:c="2"/>esi, edx</text:p>
            <text:p text:style-name="P8">mov <text:s/>DWORD PTR [rsp], esi</text:p>
          </table:table-cell>
        </table:table-row>
        <table:table-row>
          <table:table-cell table:style-name="ICC.A2" office:value-type="string">
            <text:p text:style-name="P7">operator&gt;&gt;=</text:p>
          </table:table-cell>
          <table:table-cell table:style-name="ICC.B12" office:value-type="string">
            <text:p text:style-name="P5">mov <text:s/>edx, DWORD PTR [rsp]</text:p>
            <text:p text:style-name="P5">mov <text:s/>esi, edx</text:p>
            <text:p text:style-name="P5">and <text:s/>edx, 258048</text:p>
            <text:p text:style-name="P5"><text:soft-page-break/>mov <text:s/>ecx, eax</text:p>
            <text:p text:style-name="P5">shr <text:s/>edx, 12</text:p>
            <text:p text:style-name="P5">and <text:s/>esi, -258049</text:p>
            <text:p text:style-name="P5">shr <text:s/>edx, cl</text:p>
            <text:p text:style-name="P5">shl <text:s/>edx, 12</text:p>
            <text:p text:style-name="P5">or <text:s text:c="2"/>esi, edx</text:p>
            <text:p text:style-name="P5">mov <text:s/>DWORD PTR [rsp], esi</text:p>
          </table:table-cell>
          <table:table-cell table:style-name="ICC.C12" office:value-type="string">
            <text:p text:style-name="P8">mov <text:s/>edx, DWORD PTR [rsp]</text:p>
            <text:p text:style-name="P8">mov <text:s/>esi, edx</text:p>
            <text:p text:style-name="P8"><text:soft-page-break/>and <text:s/>edx, 258048</text:p>
            <text:p text:style-name="P8">mov <text:s/>ecx, eax</text:p>
            <text:p text:style-name="P8">shr <text:s/>edx, cl</text:p>
            <text:p text:style-name="P8">and <text:s/>esi, -258049</text:p>
            <text:p text:style-name="P8">and <text:s/>edx, 258048</text:p>
            <text:p text:style-name="P8">or <text:s text:c="2"/>esi, edx</text:p>
            <text:p text:style-name="P8">mov <text:s/>DWORD PTR [rsp], esi</text:p>
          </table:table-cell>
        </table:table-row>
        <table:table-row>
          <table:table-cell table:style-name="ICC.A2" office:value-type="string">
            <text:p text:style-name="P7">operator++()</text:p>
          </table:table-cell>
          <table:table-cell table:style-name="ICC.B13" office:value-type="string">
            <text:p text:style-name="P5">mov <text:s/>edx, DWORD PTR [rsp]</text:p>
            <text:p text:style-name="P5">mov <text:s/>ecx, edx</text:p>
            <text:p text:style-name="P5">shr <text:s/>ecx, 12</text:p>
            <text:p text:style-name="P5">and <text:s/>edx, -258049</text:p>
            <text:p text:style-name="P5">inc <text:s/>ecx</text:p>
            <text:p text:style-name="P5">and <text:s/>ecx, 63</text:p>
            <text:p text:style-name="P5">mov <text:s/>eax, ecx</text:p>
            <text:p text:style-name="P5">shl <text:s/>eax, 12</text:p>
            <text:p text:style-name="P5">or <text:s text:c="2"/>edx, eax</text:p>
            <text:p text:style-name="P5">mov <text:s/>DWORD PTR [rsp], edx</text:p>
            <text:p text:style-name="P5">mov <text:s/>DWORD PTR [4+rsp], ecx</text:p>
          </table:table-cell>
          <table:table-cell table:style-name="ICC.C13" office:value-type="string">
            <text:p text:style-name="P9">mov <text:s/>edx, DWORD PTR [rsp]</text:p>
            <text:p text:style-name="P9">mov <text:s/>ecx, edx</text:p>
            <text:p text:style-name="P9">shr <text:s/>ecx, 12</text:p>
            <text:p text:style-name="P9">and <text:s/>edx, -258049</text:p>
            <text:p text:style-name="P9">inc <text:s/>ecx</text:p>
            <text:p text:style-name="P9">and <text:s/>ecx, 63</text:p>
            <text:p text:style-name="P9">mov <text:s/>eax, ecx</text:p>
            <text:p text:style-name="P9">shl <text:s/>eax, 12</text:p>
            <text:p text:style-name="P9">or <text:s text:c="2"/>edx, eax</text:p>
            <text:p text:style-name="P9">mov <text:s/>DWORD PTR [rsp], edx</text:p>
            <text:p text:style-name="P9">mov <text:s/>DWORD PTR [4+rsp], ecx</text:p>
          </table:table-cell>
        </table:table-row>
        <table:table-row>
          <table:table-cell table:style-name="ICC.A2" office:value-type="string">
            <text:p text:style-name="P7">operator++(int)</text:p>
          </table:table-cell>
          <table:table-cell table:style-name="ICC.B14" office:value-type="string">
            <text:p text:style-name="P5">mov <text:s/>edx, DWORD PTR [rsp]</text:p>
            <text:p text:style-name="P5">mov <text:s/>eax, edx</text:p>
            <text:p text:style-name="P5">and <text:s/>eax, 258048</text:p>
            <text:p text:style-name="P5">and <text:s/>edx, -258049</text:p>
            <text:p text:style-name="P5">shr <text:s/>eax, 12</text:p>
            <text:p text:style-name="P5">mov <text:s/>DWORD PTR [4+rsp], eax</text:p>
            <text:p text:style-name="P5">inc <text:s/>eax</text:p>
            <text:p text:style-name="P5">and <text:s/>eax, 63</text:p>
            <text:p text:style-name="P5">shl <text:s/>eax, 12</text:p>
            <text:p text:style-name="P5">or <text:s text:c="2"/>edx, eax</text:p>
            <text:p text:style-name="P5">mov <text:s/>DWORD PTR [rsp], edx</text:p>
          </table:table-cell>
          <table:table-cell table:style-name="ICC.C14" office:value-type="string">
            <text:p text:style-name="P9">mov <text:s/>ecx, DWORD PTR [rsp]</text:p>
            <text:p text:style-name="P9">mov <text:s/>edx, ecx</text:p>
            <text:p text:style-name="P9">and <text:s/>edx, -258049</text:p>
            <text:p text:style-name="P9">lea <text:s/>eax, [4096+rcx]</text:p>
            <text:p text:style-name="P9">shr <text:s/>ecx, 12</text:p>
            <text:p text:style-name="P9">and <text:s/>eax, 258048</text:p>
            <text:p text:style-name="P9">and <text:s/>ecx, 63</text:p>
            <text:p text:style-name="P9">or <text:s text:c="2"/>edx, eax</text:p>
            <text:p text:style-name="P9">mov <text:s/>DWORD PTR [rsp], edx</text:p>
            <text:p text:style-name="P9">mov <text:s/>DWORD PTR [4+rsp], ecx</text:p>
          </table:table-cell>
        </table:table-row>
        <table:table-row>
          <table:table-cell table:style-name="ICC.A2" office:value-type="string">
            <text:p text:style-name="P7">operator--()</text:p>
          </table:table-cell>
          <table:table-cell table:style-name="ICC.B15" office:value-type="string">
            <text:p text:style-name="P5">mov <text:s/>edx, DWORD PTR [rsp]</text:p>
            <text:p text:style-name="P5">mov <text:s/>ecx, edx</text:p>
            <text:p text:style-name="P5">shr <text:s/>ecx, 12</text:p>
            <text:p text:style-name="P5">and <text:s/>edx, -258049</text:p>
            <text:p text:style-name="P5">add <text:s/>ecx, 63</text:p>
            <text:p text:style-name="P5">and <text:s/>ecx, 63</text:p>
            <text:p text:style-name="P5">mov <text:s/>eax, ecx</text:p>
            <text:p text:style-name="P5">shl <text:s/>eax, 12</text:p>
            <text:p text:style-name="P5">or <text:s text:c="2"/>edx, eax</text:p>
            <text:p text:style-name="P5">mov <text:s/>DWORD PTR [rsp], edx</text:p>
            <text:p text:style-name="P5">mov <text:s/>DWORD PTR [4+rsp], ecx</text:p>
          </table:table-cell>
          <table:table-cell table:style-name="ICC.C15" office:value-type="string">
            <text:p text:style-name="P10">mov <text:s/>edx, DWORD PTR [rsp]</text:p>
            <text:p text:style-name="P10">mov <text:s/>ecx, edx</text:p>
            <text:p text:style-name="P10">shr <text:s/>ecx, 12</text:p>
            <text:p text:style-name="P10">and <text:s/>edx, -258049</text:p>
            <text:p text:style-name="P10">add <text:s/>ecx, 63</text:p>
            <text:p text:style-name="P10">and <text:s/>ecx, 63</text:p>
            <text:p text:style-name="P10">mov <text:s/>eax, ecx</text:p>
            <text:p text:style-name="P10">shl <text:s/>eax, 12</text:p>
            <text:p text:style-name="P10">or <text:s text:c="2"/>edx, eax</text:p>
            <text:p text:style-name="P10">mov <text:s/>DWORD PTR [rsp], edx</text:p>
            <text:p text:style-name="P10">mov <text:s/>DWORD PTR [4+rsp], ecx</text:p>
          </table:table-cell>
        </table:table-row>
        <table:table-row>
          <table:table-cell table:style-name="ICC.A2" office:value-type="string">
            <text:p text:style-name="P7">operator--(int)</text:p>
          </table:table-cell>
          <table:table-cell table:style-name="ICC.B16" office:value-type="string">
            <text:p text:style-name="P5">mov <text:s/>edx, DWORD PTR [rsp]</text:p>
            <text:p text:style-name="P5">mov <text:s/>eax, edx</text:p>
            <text:p text:style-name="P5">and <text:s/>eax, 258048</text:p>
            <text:p text:style-name="P5">and <text:s/>edx, -258049</text:p>
            <text:p text:style-name="P5">shr <text:s/>eax, 12</text:p>
            <text:p text:style-name="P5">mov <text:s/>DWORD PTR [4+rsp], eax</text:p>
            <text:p text:style-name="P5">add <text:s/>eax, 63</text:p>
            <text:p text:style-name="P5">and <text:s/>eax, 63</text:p>
            <text:p text:style-name="P5">shl <text:s/>eax, 12</text:p>
            <text:p text:style-name="P5">or <text:s text:c="2"/>edx, eax</text:p>
            <text:p text:style-name="P5"><text:soft-page-break/>mov <text:s/>DWORD PTR [rsp], edx</text:p>
          </table:table-cell>
          <table:table-cell table:style-name="ICC.C16" office:value-type="string">
            <text:p text:style-name="P10">mov <text:s/>ecx, DWORD PTR [rsp]</text:p>
            <text:p text:style-name="P10">mov <text:s/>edx, ecx</text:p>
            <text:p text:style-name="P10">and <text:s/>edx, -258049</text:p>
            <text:p text:style-name="P10">lea <text:s/>eax, [-4096+rcx]</text:p>
            <text:p text:style-name="P10">shr <text:s/>ecx, 12</text:p>
            <text:p text:style-name="P10">and <text:s/>eax, 258048</text:p>
            <text:p text:style-name="P10">and <text:s/>ecx, 63</text:p>
            <text:p text:style-name="P10">or <text:s text:c="2"/>edx, eax</text:p>
            <text:p text:style-name="P10">mov <text:s/>DWORD PTR [rsp], edx</text:p>
            <text:p text:style-name="P10">mov <text:s/>DWORD PTR [4+rsp], ec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22:44:16.123331578</meta:creation-date>
    <dc:date>2016-01-31T00:43:41.245136151</dc:date>
    <meta:editing-duration>PT23M48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4" meta:paragraph-count="287" meta:word-count="951" meta:character-count="4549" meta:non-whitespace-character-count="3590"/>
  </office:meta>
</office:document-meta>
</file>